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master-page-name="Standard">
      <style:paragraph-properties fo:margin-top="0in" fo:margin-bottom="0in" loext:contextual-spacing="false" fo:line-height="100%" fo:text-align="center" style:justify-single-word="false" style:page-number="1"/>
    </style:style>
    <style:style style:name="T1" style:family="text">
      <style:text-properties fo:color="#0000ff"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320827/luck-of-the-lyrish" text:style-name="Internet_20_link" text:visited-style-name="Visited_20_Internet_20_Link"><text:span text:style-name="T1">Luck of the Lyrish</text:span></text:a></text:p>
      <text:p text:style-name="P2">Autor: Timaeus</text:p>
      <text:p text:style-name="P2">[Romance][Comedy]</text:p>
      <text:p text:style-name="P2"/>
      <text:p text:style-name="P1">Dzień świętego Patryka, a przynajmniej jego odpowiednik w Ponyville? Dlaczego nie? W końcu potrzeba tylko czegoś zielonego… prawda, Lyra?</text:p>
      <text:p text:style-name="P1"/>
      <text:p text:style-name="P1">Tak jest, jak sam tytuł wskazuje, mamy tu do czynienia z kolejnym opowiadaniem, którego główną bohaterką jest miętowozielona klacz. Od razu uspokajam – nie znajdziecie tu nawet grama jej fiksacji na temat rąk czy ludzi jako takich. Natomiast inna będzie, i owszem. Można wręcz powiedzieć, że posunięta do ostatecznych granic. Fabuła opowiadania kręci się dookoła faktu, iż Lyra rozpaczliwie chce poderwać Bon Bon. Tak, wiem, tego typu tekstów było już na tony, co nie zmienia faktu, że to nadal popularny temat, a jeżeli jest dobrze wykonany, to czytanie jest samą przyjemnością – tak jak w tym wypadku. Wróćmy jednak do sedna – jako że jej dotychczasowe wysiłki nie przynosiły rezultatów, Lyra postanowiła przypuścić ostateczną ofensywę w equestriański dzień świętego Patryka. W końcu wtedy takim jak ona dopisuje wyjątkowe szczęście, prawda? Niestety droga, jaką wybrała do osiągnięcia celu nie spotyka się ze szczególnym uznaniem Bon Bon, która tylko coraz bardziej się wkurza. W sumie trudno ją za to winić – nachalna natarczywość i czerstwe teksty zabiły już niejeden potencjalny związek, zanim ten zdołał się narodzić. Lyra jednak nie ustępuje, wierząc, że robi wszystko jak najlepiej. Rezultaty są naprawdę całkiem zabawne…</text:p>
      <text:p text:style-name="P1"/>
      <text:p text:style-name="P1">Od pewnego czasu miałem tak, iż po jaki fanfik bym nie sięgał, tam zawsze mieliśmy jakieś smoki, lochy, miecze, karabiny czy inne tałatajstwa, a kuce radośnie i z entuzjazmem wyżynały gryfy, zebry lub siebie nawzajem. I chociaż nie ukrywam, że zwykle lubię tego typu opowiadania, to od czasu do czasu z przyjemnością sięgam po coś takiego jak „Luck of the Lyrish”. Krótki i prosty fanfik, utrzymany w lekkim klimacie i niosący ze sobą wyłącznie pozytywne emocje. Zapewniam, że działa to niezwykle odświeżająco i przywraca chęć do lektury, którą ciężki klimat innych fanfików może prędzej czy później stłumić.</text:p>
      <text:p text:style-name="P1"/>
      <text:p text:style-name="P1">Opowiadanie polecam każdemu, niezależnie od wieku…. wróć, poprawka. Może jednak nie najmłodszym, gdyż niektóre teksty Lyry są dosyć sugestywne. Nie wychodzą poza granice dobrego smaku, ale powoli się do niej zbliżają. Jeżeli chodzi o język, jakim napisane jest opowiadanie, to jest całkiem przystępny – owszem, występuje tam nieco idiomów i tym podobnych wynalazków, ale nie na tyle dużo, by co chwila sięgać do słownika. Czy ktoś ma zamiar go przetłumaczyć? Szczerze mówiąc, nie wiem, ale uważam, że byłby to niezły pomysł – może nie rekomendowałbym go na pierwszy wybór początkującego tłumacza, ale już jako kolejny tak. Pozostaje nadzieja, że ktoś się na to zdecyduje.</text:p>
      <text:p text:style-name="P1"/>
      <text:p text:style-name="P1">Link do obrazka: <text:a xlink:type="simple" xlink:href="https://cdn-img.fimfiction.net/story/n42f-1458266032-320827-full" text:style-name="Internet_20_link" text:visited-style-name="Visited_20_Internet_20_Link"><text:span text:style-name="T1">https://cdn-img.fimfiction.net/story/n42f-1458266032-320827-full</text:span></text:a></text:p>
      <text:p text:style-name="P1">Link do źródła: <text:a xlink:type="simple" xlink:href="http://sslug.deviantart.com/art/Wink-591814851" text:style-name="Internet_20_link" text:visited-style-name="Visited_20_Internet_20_Link"><text:span text:style-name="T1">http://sslug.deviantart.com/art/Wink-59181485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18" meta:character-count="2838" meta:non-whitespace-character-count="2423"/>
    <meta:generator>LibreOfficeDev/5.1.0.3$Linux_X86_64 LibreOffice_project/</meta:generator>
  </office:meta>
</office:document-meta>
</file>